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46" calcext:value-type="float">
            <text:p>99,46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47" calcext:value-type="float">
            <text:p>99,47</text:p>
          </table:table-cell>
          <table:table-cell office:value-type="float" office:value="0.53" calcext:value-type="float">
            <text:p>0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96" calcext:value-type="float">
            <text:p>97,96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421" calcext:value-type="float">
            <text:p>99,421</text:p>
          </table:table-cell>
          <table:table-cell table:formula="of:=AVERAGE([.C2:.C11])" office:value-type="float" office:value="0.579" calcext:value-type="float">
            <text:p>0,57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9:01:37.198211051</meta:creation-date>
    <dc:date>2017-12-27T19:04:56.999610702</dc:date>
    <meta:editing-duration>PT3M22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